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dcff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cm" fo:min-width="0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style:paragraph-properties fo:text-align="center">
        <style:tab-stops/>
      </style:paragraph-properties>
      <style:text-properties style:text-position="super 58%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text-position="super 58%"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الافتراضي">
        <draw:custom-shape draw:style-name="gr1" draw:text-style-name="P2" draw:layer="layout" svg:width="4.699cm" svg:height="7.2cm" svg:x="20.001cm" svg:y="1cm">
          <text:p text:style-name="P1"><text:span text:style-name="T1">Compil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05cm" svg:height="2.283cm" svg:x="26.795cm" svg:y="3.527cm">
          <text:p text:style-name="P3"><text:span text:style-name="T2">Source</text:span></text:p>
          <text:p text:style-name="P3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303cm" svg:x="20.763cm" svg:y="2.142cm">
          <text:p text:style-name="P3"><text:span text:style-name="T2">Gramma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467cm" svg:x="20.763cm" svg:y="3.935cm">
          <text:p text:style-name="P3"><text:span text:style-name="T2">Pars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175cm" svg:height="1.956cm" svg:x="20.763cm" svg:y="5.892cm">
          <text:p text:style-name="P3"><text:span text:style-name="T2">Code</text:span></text:p>
          <text:p text:style-name="P3"><text:span text:style-name="T2">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05cm" svg:height="2.283cm" svg:x="16cm" svg:y="3.527cm">
          <text:p text:style-name="P3"><text:span text:style-name="T2">Exec</text:span></text:p>
          <text:p text:style-name="P3"><text:span text:style-name="T2">Cod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6.796cm" svg:y1="4.668cm" svg:x2="24.7cm" svg:y2="4.668cm">
          <text:p/>
        </draw:line>
        <draw:line draw:style-name="gr4" draw:text-style-name="P3" draw:layer="layout" svg:x1="20.001cm" svg:y1="4.668cm" svg:x2="17.905cm" svg:y2="4.668cm">
          <text:p/>
        </draw:line>
        <draw:custom-shape draw:style-name="gr1" draw:text-style-name="P2" draw:layer="layout" svg:width="4.722cm" svg:height="5.3cm" svg:x="4.765cm" svg:y="1.8cm">
          <text:p text:style-name="P1"><text:span text:style-name="T1">Compilation 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19cm" svg:height="1.453cm" svg:x="11.21cm" svg:y="2.914cm">
          <text:p text:style-name="P3"><text:span text:style-name="T2">Source</text:span></text:p>
          <text:p text:style-name="P3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7cm" svg:height="0.93cm" svg:x="5.23cm" svg:y="2.914cm">
          <text:p text:style-name="P3"><text:span text:style-name="T2">Flexible Gramma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7cm" svg:height="1.047cm" svg:x="5.23cm" svg:y="4.193cm">
          <text:p text:style-name="P3"><text:span text:style-name="T2">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19cm" svg:height="1.535cm" svg:x="11.21cm" svg:y="5.065cm">
          <text:p text:style-name="P3"><text:span text:style-name="T2">Code</text:span></text:p>
          <text:p text:style-name="P3"><text:span text:style-name="T2">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14cm" svg:height="1.629cm" svg:x="1cm" svg:y="3.902cm">
          <text:p text:style-name="P3"><text:span text:style-name="T2">Exec</text:span></text:p>
          <text:p text:style-name="P3"><text:span text:style-name="T2">Co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7cm" svg:height="1.047cm" svg:x="5.23cm" svg:y="5.588cm">
          <text:p text:style-name="P3"><text:span text:style-name="T2">Build Manage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21cm" svg:y1="3.612cm" svg:x2="9.487cm" svg:y2="4.426cm">
          <text:p/>
        </draw:line>
        <draw:line draw:style-name="gr4" draw:text-style-name="P3" draw:layer="layout" svg:x1="11.21cm" svg:y1="5.821cm" svg:x2="9.487cm" svg:y2="5.007cm">
          <text:p/>
        </draw:line>
        <draw:line draw:style-name="gr4" draw:text-style-name="P3" draw:layer="layout" svg:x1="4.764cm" svg:y1="4.716cm" svg:x2="2.914cm" svg:y2="4.716cm">
          <text:p/>
        </draw:line>
        <draw:line draw:style-name="gr5" draw:text-style-name="P3" draw:layer="layout" svg:x1="15.2cm" svg:y1="1cm" svg:x2="15.2cm" svg:y2="10cm">
          <text:p/>
        </draw:line>
        <draw:frame draw:style-name="gr6" draw:layer="layout" svg:width="7.622cm" svg:height="0.962cm" svg:x="18.534cm" svg:y="9cm">
          <draw:text-box>
            <text:p>Traditional Build Systems</text:p>
          </draw:text-box>
        </draw:frame>
        <draw:frame draw:style-name="gr6" draw:layer="layout" svg:width="6.272cm" svg:height="0.962cm" svg:x="3.985cm" svg:y="9cm">
          <draw:text-box>
            <text:p>Alusus Build Syste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acstArt" svg:font-family="KacstArt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KacstArt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SA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كائن_20_بلا_20_تعبئة_20_وبلا_20_سطر" style:display-name="كائن بلا تعبئة وبلا سطر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الافتراضي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0T08:42:10.211454740</meta:creation-date>
    <dc:date>2014-02-24T21:02:24.226633379</dc:date>
    <meta:editing-duration>PT14H15M20S</meta:editing-duration>
    <meta:editing-cycles>5</meta:editing-cycles>
    <meta:generator>LibreOffice/4.1.5.3$Linux_X86_64 LibreOffice_project/410$Build-3</meta:generator>
    <meta:document-statistic meta:object-count="21"/>
  </office:meta>
</office:document-meta>
</file>